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color="#00cc00" draw:marker-end="Arrow" draw:marker-end-width="0.3cm" draw:fill="none" draw:textarea-vertical-align="middle"/>
    </style:style>
    <style:style style:name="gr2" style:family="graphic" style:parent-style-name="objectwithoutfill">
      <style:graphic-properties svg:stroke-color="#660066" draw:marker-end="Arrow" draw:marker-end-width="0.3cm" draw:fill="none" draw:textarea-vertical-align="middle"/>
    </style:style>
    <style:style style:name="gr3" style:family="graphic" style:parent-style-name="objectwithoutfill">
      <style:graphic-properties svg:stroke-color="#66ccff" draw:marker-end="Arrow" draw:marker-end-width="0.3cm" draw:fill="none" draw:textarea-vertical-align="middle"/>
    </style:style>
    <style:style style:name="gr4" style:family="graphic" style:parent-style-name="objectwithoutfill">
      <style:graphic-properties svg:stroke-width="0.035cm" svg:stroke-color="#66ccff"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style:style>
    <style:style style:name="gr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aw:fill-color="#ffd320"/>
    </style:style>
    <style:style style:name="gr1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33ff"/>
    </style:style>
    <style:style style:name="gr1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draw:fill-color="#cc0000"/>
    </style:style>
    <style:style style:name="gr1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669966"/>
    </style:style>
    <style:style style:name="gr16" style:family="graphic" style:parent-style-name="standard">
      <style:graphic-properties draw:stroke="none" dr3d:horizontal-segments="4" dr3d:vertical-segments="14" dr3d:close-front="true" dr3d:close-back="true"/>
    </style:style>
    <style:style style:name="gr17" style:family="graphic" style:parent-style-name="standard">
      <style:graphic-properties draw:stroke="none" draw:fill-color="#669966" dr3d:horizontal-segments="4" dr3d:vertical-segments="14" dr3d:close-front="true" dr3d:close-back="true"/>
    </style:style>
    <style:style style:name="gr18" style:family="graphic" style:parent-style-name="standard">
      <style:graphic-properties draw:stroke="none" draw:fill-color="#ffd320" dr3d:horizontal-segments="4" dr3d:vertical-segments="14" dr3d:close-front="true" dr3d:close-back="true"/>
    </style:style>
    <style:style style:name="gr19" style:family="graphic" style:parent-style-name="standard">
      <style:graphic-properties draw:stroke="none" svg:stroke-color="#ffffff" draw:fill="none" draw:fill-color="#ffffff" fo:min-height="0.72cm"/>
    </style:style>
    <style:style style:name="gr20" style:family="graphic" style:parent-style-name="standard">
      <style:graphic-properties draw:stroke="none" svg:stroke-color="#000000" draw:fill="none" draw:fill-color="#ffffff" fo:min-height="0.72cm"/>
    </style:style>
    <style:style style:name="gr21" style:family="graphic" style:parent-style-name="standard">
      <style:graphic-properties draw:stroke="none" svg:stroke-color="#000000" draw:fill="none" draw:fill-color="#ffffff" fo:min-height="0.853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33"/>
    </style:style>
    <style:style style:name="gr25" style:family="graphic" style:parent-style-name="standard">
      <style:graphic-properties draw:stroke="none" svg:stroke-color="#000000" draw:fill="none" fo:min-height="0.784cm"/>
    </style:style>
    <style:style style:name="gr26"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P4" style:family="paragraph">
      <style:paragraph-properties fo:margin-left="0cm" fo:margin-right="0cm" fo:text-indent="0cm">
        <style:tab-stops>
          <style:tab-stop style:position="0.7cm"/>
        </style:tab-stops>
      </style:paragraph-properties>
    </style:style>
    <style:style style:name="T1" style:family="text">
      <style:text-properties fo:color="#ffffff" fo:font-size="18pt" style:font-size-asian="18pt" style:font-size-complex="18pt"/>
    </style:style>
    <style:style style:name="T2" style:family="text">
      <style:text-properties fo:color="#729fcf" fo:font-size="21.2000007629395pt"/>
    </style:style>
    <style:style style:name="T3" style:family="text">
      <style:text-properties fo:color="#669966" fo:font-size="21.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106cm" svg:y1="5.998cm" svg:x2="25.577cm" svg:y2="5.998cm">
          <text:p/>
        </draw:line>
        <draw:line draw:style-name="gr2" draw:text-style-name="P1" draw:layer="layout" svg:x1="26.035cm" svg:y1="8.799cm" svg:x2="26.035cm" svg:y2="6.586cm">
          <text:p/>
        </draw:line>
        <draw:line draw:style-name="gr2" draw:text-style-name="P1" draw:layer="layout" svg:x1="26.035cm" svg:y1="9.262cm" svg:x2="26.035cm" svg:y2="11.379cm">
          <text:p/>
        </draw:line>
        <draw:line draw:style-name="gr1" draw:text-style-name="P1" draw:layer="layout" svg:x1="22.076cm" svg:y1="12.006cm" svg:x2="25.632cm" svg:y2="12.006cm">
          <text:p/>
        </draw:line>
        <draw:line draw:style-name="gr1" draw:text-style-name="P1" draw:layer="layout" svg:x1="22.077cm" svg:y1="9.009cm" svg:x2="25.335cm" svg:y2="9.009cm">
          <text:p/>
        </draw:line>
        <draw:line draw:style-name="gr2" draw:text-style-name="P1" draw:layer="layout" svg:x1="17.919cm" svg:y1="15.058cm" svg:x2="21.693cm" svg:y2="12.575cm">
          <text:p/>
        </draw:line>
        <draw:line draw:style-name="gr1" draw:text-style-name="P1" draw:layer="layout" svg:x1="17.926cm" svg:y1="12.012cm" svg:x2="21.521cm" svg:y2="12.012cm">
          <text:p/>
        </draw:line>
        <draw:line draw:style-name="gr1" draw:text-style-name="P1" draw:layer="layout" svg:x1="14.139cm" svg:y1="12.012cm" svg:x2="17.376cm" svg:y2="12.012cm">
          <text:p/>
        </draw:line>
        <draw:line draw:style-name="gr3" draw:text-style-name="P1" draw:layer="layout" svg:x1="14.042cm" svg:y1="12.138cm" svg:x2="14.042cm" svg:y2="14.699cm">
          <text:p/>
        </draw:line>
        <draw:line draw:style-name="gr1" draw:text-style-name="P1" draw:layer="layout" svg:x1="14.157cm" svg:y1="15.039cm" svg:x2="17.35cm" svg:y2="15.039cm">
          <text:p/>
        </draw:line>
        <draw:line draw:style-name="gr1" draw:text-style-name="P1" draw:layer="layout" svg:x1="18.058cm" svg:y1="17.999cm" svg:x2="21.367cm" svg:y2="17.999cm">
          <text:p/>
        </draw:line>
        <draw:line draw:style-name="gr1" draw:text-style-name="P1" draw:layer="layout" svg:x1="14.089cm" svg:y1="17.999cm" svg:x2="17.267cm" svg:y2="17.999cm">
          <text:p/>
        </draw:line>
        <draw:line draw:style-name="gr1" draw:text-style-name="P1" draw:layer="layout" svg:x1="10.203cm" svg:y1="17.999cm" svg:x2="13.363cm" svg:y2="17.999cm">
          <text:p/>
        </draw:line>
        <draw:line draw:style-name="gr1" draw:text-style-name="P1" draw:layer="layout" svg:x1="10.153cm" svg:y1="12.012cm" svg:x2="13.451cm" svg:y2="12.012cm">
          <text:p/>
        </draw:line>
        <draw:line draw:style-name="gr1" draw:text-style-name="P1" draw:layer="layout" svg:x1="10.22cm" svg:y1="5.998cm" svg:x2="13.397cm" svg:y2="5.998cm">
          <text:p/>
        </draw:line>
        <draw:line draw:style-name="gr4" draw:text-style-name="P1" draw:layer="layout" svg:x1="10.02cm" svg:y1="12.124cm" svg:x2="10.02cm" svg:y2="17.248cm">
          <text:p/>
        </draw:line>
        <draw:line draw:style-name="gr5" draw:text-style-name="P1" draw:layer="layout" svg:x1="8.034cm" svg:y1="1.948cm" svg:x2="8.082cm" svg:y2="19.904cm">
          <text:p/>
        </draw:line>
        <draw:line draw:style-name="gr5" draw:text-style-name="P1" draw:layer="layout" svg:x1="12.026cm" svg:y1="1.972cm" svg:x2="12.051cm" svg:y2="19.928cm">
          <text:p/>
        </draw:line>
        <draw:line draw:style-name="gr5" draw:text-style-name="P1" draw:layer="layout" svg:x1="15.995cm" svg:y1="2.02cm" svg:x2="16.068cm" svg:y2="19.928cm">
          <text:p/>
        </draw:line>
        <draw:line draw:style-name="gr5" draw:text-style-name="P1" draw:layer="layout" svg:x1="20.012cm" svg:y1="2.02cm" svg:x2="20.013cm" svg:y2="19.928cm">
          <text:p/>
        </draw:line>
        <draw:line draw:style-name="gr5" draw:text-style-name="P1" draw:layer="layout" svg:x1="24.005cm" svg:y1="1.948cm" svg:x2="23.981cm" svg:y2="20cm">
          <text:p/>
        </draw:line>
        <draw:line draw:style-name="gr4" draw:text-style-name="P1" draw:layer="layout" svg:x1="10.02cm" svg:y1="6.109cm" svg:x2="10.02cm" svg:y2="11.259cm">
          <text:p/>
        </draw:line>
        <dr3d:scene draw:style-name="gr6"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8" svg:width="0.866cm" svg:height="0.866cm" svg:x="21.617cm" svg:y="8.5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3d:scene draw:style-name="gr10"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3d:scene draw:style-name="gr12"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14" svg:width="0.866cm" svg:height="0.866cm" svg:x="9.587cm" svg:y="11.6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 draw:layer="layout"/>
        </dr3d:scene>
        <dr3d:scene draw:style-name="gr6"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3d:scene draw:style-name="gr12" svg:width="0.726cm" svg:height="0.726cm" svg:x="13.679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17.671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21.687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14" svg:width="0.726cm" svg:height="0.726cm" svg:x="17.671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0.726cm" svg:height="0.726cm" svg:x="13.679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aw:line draw:style-name="gr3" draw:text-style-name="P1" draw:layer="layout" svg:x1="22.049cm" svg:y1="12.533cm" svg:x2="22.049cm" svg:y2="9.736cm">
          <text:p/>
        </draw:line>
        <draw:line draw:style-name="gr4" draw:text-style-name="P1" draw:layer="layout" svg:x1="10.02cm" svg:y1="3.363cm" svg:x2="10.02cm" svg:y2="5.497cm">
          <text:p/>
        </draw:line>
        <dr3d:scene draw:style-name="gr6"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14" svg:width="0.838cm" svg:height="0.838cm" svg:x="25.616cm" svg:y="11.54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0.838cm" svg:height="0.838cm" svg:x="25.616cm" svg:y="8.54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4" svg:width="0.838cm" svg:height="0.838cm" svg:x="21.631cm" svg:y="11.5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dr3d:scene draw:style-name="gr14"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2"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6"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aw:frame draw:style-name="gr19" draw:text-style-name="P2" draw:layer="layout" svg:width="3.793cm" svg:height="0.97cm" svg:x="2.717cm" svg:y="5.518cm">
          <draw:text-box>
            <text:p>Version 1.0</text:p>
          </draw:text-box>
        </draw:frame>
        <draw:frame draw:style-name="gr20" draw:text-style-name="P2" draw:layer="layout" svg:width="2.909cm" svg:height="0.97cm" svg:x="3.159cm" svg:y="8.524cm">
          <draw:text-box>
            <text:p>Release</text:p>
          </draw:text-box>
        </draw:frame>
        <draw:frame draw:style-name="gr20" draw:text-style-name="P2" draw:layer="layout" svg:width="1.852cm" svg:height="0.97cm" svg:x="3.687cm" svg:y="17.514cm">
          <draw:text-box>
            <text:p>Red</text:p>
          </draw:text-box>
        </draw:frame>
        <draw:frame draw:style-name="gr21" draw:text-style-name="P2" draw:layer="layout" svg:width="4.364cm" svg:height="1.103cm" svg:x="2.431cm" svg:y="11.461cm">
          <draw:text-box>
            <text:p>Development</text:p>
          </draw:text-box>
        </draw:frame>
        <draw:frame draw:style-name="gr22" draw:text-style-name="P2" draw:layer="layout" svg:width="2.469cm" svg:height="0.962cm" svg:x="3.379cm" svg:y="14.582cm">
          <draw:text-box>
            <text:p>Purple</text:p>
          </draw:text-box>
        </draw:frame>
        <dr3d:scene draw:style-name="gr23"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aw:frame draw:style-name="gr25" draw:text-style-name="P3" draw:layer="layout" svg:width="2.7cm" svg:height="1.034cm" svg:x="3.263cm" svg:y="2.523cm">
          <draw:text-box>
            <text:p><text:span text:style-name="T1">Master</text:span></text:p>
          </draw:text-box>
        </draw:frame>
        <dr3d:scene draw:style-name="gr26"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1" draw:layer="layout" svg:x1="28.022cm" svg:y1="1.948cm" svg:x2="27.998cm" svg:y2="20cm">
          <text:p/>
        </draw:line>
        <draw:line draw:style-name="gr1" draw:text-style-name="P1" draw:layer="layout" svg:x1="26.138cm" svg:y1="5.998cm" svg:x2="27.516cm" svg:y2="5.998cm">
          <text:p/>
        </draw:line>
        <draw:line draw:style-name="gr1" draw:text-style-name="P1" draw:layer="layout" svg:x1="26.066cm" svg:y1="12.006cm" svg:x2="27.444cm" svg:y2="12.006cm">
          <text:p/>
        </draw:line>
        <officeooo:annotation svg:x="9.26cm" svg:y="5.316cm">
          <dc:date>2017-03-03T09:43:27</dc:date>
          <text:p>Version 1.0 branched from master.</text:p>
          <text:p>Master frozen.</text:p>
          <text:p/>
          <text:p>Commands:</text:p>
          <text:p>git checkout -b Version_1.0 master</text:p>
          <text:p>git branch --edit-description <text:s/>Version_1.0</text:p>
          <text:p>git push -u origin Version_1.0</text:p>
        </officeooo:annotation>
        <officeooo:annotation svg:x="9.405cm" svg:y="11.137cm">
          <dc:date>2017-03-03T10:41:54</dc:date>
          <text:p>Development branched from Version 1.0.</text:p>
          <text:p/>
          <text:p>Commands:</text:p>
          <text:p>git checkout -b Development Version_1.0 </text:p>
          <text:p>git branch --edit-description <text:s/>Development</text:p>
          <text:p>git push -u origin Development</text:p>
        </officeooo:annotation>
        <officeooo:annotation svg:x="9.26cm" svg:y="17.294cm">
          <dc:date>2017-03-03T22:40:39</dc:date>
          <text:p>Red_Feature branched from Development</text:p>
          <text:p/>
          <text:p>Commands:</text:p>
          <text:p>git checkout -b Red_Feature Development</text:p>
          <text:p>git branch --edit-description <text:s/>Red_Feature</text:p>
          <text:p>git push -u origin Red_Feature</text:p>
        </officeooo:annotation>
        <officeooo:annotation svg:x="13.109cm" svg:y="5.148cm">
          <dc:date>2017-03-03T22:18:17</dc:date>
          <text:p>Version 1.0 updated.</text:p>
          <text:p/>
          <text:p>Commands:</text:p>
          <text:p><text:span text:style-name="T2">git checkout Version_1.0</text:span></text:p>
          <text:p text:style-name="P4"><text:span text:style-name="T2">vi initializr/robots.txt</text:span></text:p>
          <text:p text:style-name="P4"><text:span text:style-name="T2">git commit -am "Section 2 - Step 4: Updating initializr/robots.txt"</text:span></text:p>
          <text:p text:style-name="P4"><text:span text:style-name="T2">git push</text:span></text:p>
        </officeooo:annotation>
        <officeooo:annotation svg:x="13.181cm" svg:y="11.113cm">
          <dc:date>2017-03-03T22:25:33</dc:date>
          <text:p>Development updated.</text:p>
          <text:p/>
          <text:p>Commands:</text:p>
          <text:p><text:span text:style-name="T3">git checkout Development </text:span></text:p>
          <text:p><text:span text:style-name="T3">vi Features/New_Dev.URL</text:span></text:p>
          <text:p><text:span text:style-name="T3">git add Features/New_Dev.URL</text:span></text:p>
          <text:p><text:span text:style-name="T3">git commit -m "Section 2 - Step 5: Creating Features/New_Dev.URL"</text:span></text:p>
          <text:p><text:span text:style-name="T3">git push</text:span></text:p>
        </officeooo:annotation>
        <officeooo:annotation svg:x="13.253cm" svg:y="14.119cm">
          <dc:date>2017-03-03T22:40:09</dc:date>
          <text:p>Purple_Feature branched from Devlelopment.</text:p>
          <text:p/>
          <text:p>Commands:</text:p>
          <text:p>git checkout -b Purple_Feature Development</text:p>
          <text:p>git branch --edit-description <text:s/>Purple_Feature</text:p>
          <text:p>git push origin -u Purple_Feature</text:p>
          <text:p/>
        </officeooo:annotation>
        <officeooo:annotation svg:x="13.253cm" svg:y="17.126cm">
          <dc:date>2017-03-03T22:47:27</dc:date>
          <text:p>Red_Feature Updated.</text:p>
          <text:p/>
          <text:p>Commands:</text:p>
          <text:p>mkdir Red_Feature</text:p>
          <text:p>vi Red_Feature/Section2_Step7.txt</text:p>
          <text:p>git add Red_Feature/Section2_Step7.txt</text:p>
          <text:p>git commit -m "Section 2 - Step 7: Creating Red_Feature/Section2_Step7.txt"</text:p>
          <text:p>Git push</text:p>
        </officeooo:annotation>
        <officeooo:annotation svg:x="17.054cm" svg:y="11.113cm">
          <dc:date>2017-03-03T10:42:23</dc:date>
          <text:p>Development Updated.</text:p>
          <text:p/>
          <text:p>Commands:</text:p>
        </officeooo:annotation>
        <officeooo:annotation svg:x="17.174cm" svg:y="14.096cm">
          <dc:date>2017-03-03T10:42:45</dc:date>
          <text:p>Purple_Feature Updated.</text:p>
          <text:p/>
          <text:p>Commands:</text:p>
        </officeooo:annotation>
        <officeooo:annotation svg:x="17.198cm" svg:y="17.126cm">
          <dc:date>2017-03-03T10:41:44</dc:date>
          <text:p>Red_Feature Updated.</text:p>
          <text:p/>
          <text:p>Commands:</text:p>
        </officeooo:annotation>
        <officeooo:annotation svg:x="21.239cm" svg:y="11.233cm">
          <dc:date>2017-03-03T10:43:13</dc:date>
          <text:p>Development Updated.</text:p>
          <text:p/>
          <text:p>Commands:</text:p>
        </officeooo:annotation>
        <officeooo:annotation svg:x="21.335cm" svg:y="13.133cm">
          <dc:date>2017-03-03T10:45:12</dc:date>
          <text:p>Purple_Feature merged with Development.</text:p>
          <text:p/>
          <text:p>Commands:</text:p>
        </officeooo:annotation>
        <officeooo:annotation svg:x="21.046cm" svg:y="8.153cm">
          <dc:date>2017-03-03T10:44:49</dc:date>
          <text:p>Release branch created from Devlopment</text:p>
          <text:p>(After Purple_Feature merge).</text:p>
          <text:p/>
          <text:p>Commands:</text:p>
        </officeooo:annotation>
        <officeooo:annotation svg:x="21.094cm" svg:y="17.102cm">
          <dc:date>2017-03-03T10:41:47</dc:date>
          <text:p>Red_Feature Updated.</text:p>
          <text:p/>
          <text:p>Commands:</text:p>
        </officeooo:annotation>
        <officeooo:annotation svg:x="25.183cm" svg:y="8.179cm">
          <dc:date>2017-03-03T10:45:42</dc:date>
          <text:p>Release updated.</text:p>
          <text:p/>
          <text:p>Commands:</text:p>
        </officeooo:annotation>
        <officeooo:annotation svg:x="25.159cm" svg:y="5.099cm">
          <dc:date>2017-03-03T10:46:26</dc:date>
          <text:p>Release merged into Version 1.0.</text:p>
          <text:p/>
          <text:p>Commands:</text:p>
        </officeooo:annotation>
        <officeooo:annotation svg:x="25.28cm" svg:y="11.209cm">
          <dc:date>2017-03-03T10:48:46</dc:date>
          <text:p>Release merged into Devlopment.</text:p>
          <text:p/>
          <text:p>Commands:</text:p>
        </officeooo:annotation>
        <officeooo:annotation svg:x="27.133cm" svg:y="5.1cm">
          <dc:date>2017-03-03T11:04:43</dc:date>
          <text:p>Version 1.0 branched into Version 1.1</text:p>
          <text:p>Version 1.0 frozen</text:p>
          <text:p/>
          <text:p>Commands:</text:p>
        </officeooo:annotation>
        <officeooo:annotation svg:x="27.156cm" svg:y="8.179cm">
          <dc:date>2017-03-03T10:50:57</dc:date>
          <text:p>Release branch deleted.</text:p>
          <text:p/>
          <text:p>Commands:</text:p>
        </officeooo:annotation>
        <officeooo:annotation svg:x="27.156cm" svg:y="11.017cm">
          <dc:date>2017-03-03T10:51:33</dc:date>
          <text:p>Development Updated.</text:p>
          <text:p/>
          <text:p>Commands:</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3T22:47:29.925876872</dc:date>
    <meta:editing-duration>PT1H34S</meta:editing-duration>
    <meta:editing-cycles>15</meta:editing-cycles>
    <meta:generator>LibreOffice/5.1.6.2$Linux_X86_64 LibreOffice_project/10m0$Build-2</meta:generator>
    <meta:document-statistic meta:object-count="79"/>
  </office:meta>
</office:document-meta>
</file>